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Basistabelle mit arten die vorkommen pro Substarte fertig!</text:p>
      <text:p text:style-name="Standard"/>
      <text:p text:style-name="Standard">Nur wenige arte kommen ausshcließlich auf einem Substrat vor</text:p>
      <text:p text:style-name="Standard"/>
      <text:p text:style-name="Standard">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Standard"/>
      <text:p text:style-name="P1">3. Ergebnisse</text:p>
      <text:p text:style-name="Standard">- kurz und knapp, mit guten abbildungen</text:p>
      <text:p text:style-name="P2"/>
      <text:p text:style-name="P2">3.1 Basisdaten zu Moosen in Caldern</text:p>
      <text:p text:style-name="Standard"/>
      <text:p text:style-name="P2">3.2 Ordination und Clusteranalyse</text:p>
      <text:p text:style-name="Standard">- ausgewählte vergeliche, rest in anhang</text:p>
      <text:p text:style-name="Standard"/>
      <text:p text:style-name="P2"><text:soft-page-break/>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11T21:39:30.62</dc:date>
    <meta:editing-duration>PT9H50M18S</meta:editing-duration>
    <meta:editing-cycles>3</meta:editing-cycles>
    <meta:generator>OpenOffice/4.1.3$Win32 OpenOffice.org_project/413m1$Build-9783</meta:generator>
    <meta:document-statistic meta:table-count="0" meta:image-count="0" meta:object-count="0" meta:page-count="3" meta:paragraph-count="72" meta:word-count="587" meta:character-count="3973"/>
  </office:meta>
</office:document-meta>
</file>